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1" svg:font-family="Arial, Helvetica, sans-serif"/>
    <style:font-face style:name="Lucida Console" svg:font-family="'Lucida Console', 'Andale Mono', 'Courier New', Courier, monospace"/>
    <style:font-face style:name="Lucida Grande" svg:font-family="'Lucida Grande', 'Lucida Sans Unicode', Arial, sans-serif"/>
    <style:font-face style:name="Verdana" svg:font-family="Verdana, sans-serif"/>
    <style:font-face style:name="verdana" svg:font-family="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fo:font-variant="normal" fo:text-transform="none" fo:color="#000000" fo:letter-spacing="normal"/>
    </style:style>
    <style:style style:name="P2" style:family="paragraph" style:parent-style-name="Text_20_body">
      <style:paragraph-properties fo:margin-left="0cm" fo:margin-right="0cm" fo:text-indent="0cm" style:auto-text-indent="false"/>
      <style:text-properties fo:font-variant="normal" fo:text-transform="none" fo:color="#000000" style:font-name="Verdana" fo:font-size="14pt" fo:letter-spacing="normal" fo:font-style="normal" fo:font-weight="bold"/>
    </style:style>
    <style:style style:name="P3" style:family="paragraph" style:parent-style-name="Text_20_body">
      <style:paragraph-properties fo:margin-left="0cm" fo:margin-right="0cm" style:line-height-at-least="0.529cm" fo:text-indent="0cm" style:auto-text-indent="false"/>
      <style:text-properties fo:font-variant="normal" fo:text-transform="none" fo:color="#000000" style:font-name="Verdana" fo:font-size="14pt" fo:letter-spacing="normal" fo:font-style="normal" fo:font-weight="bold"/>
    </style:style>
    <style:style style:name="P4" style:family="paragraph" style:parent-style-name="Text_20_body">
      <style:paragraph-properties fo:margin-left="0cm" fo:margin-right="0cm" fo:text-indent="0cm" style:auto-text-indent="false"/>
      <style:text-properties fo:font-variant="normal" fo:text-transform="none" fo:color="#000000" style:font-name="Verdana" fo:font-size="12pt" fo:letter-spacing="normal" fo:font-style="normal" fo:font-weight="bold"/>
    </style:style>
    <style:style style:name="P5" style:family="paragraph" style:parent-style-name="Text_20_body">
      <style:paragraph-properties fo:margin-left="0cm" fo:margin-right="0cm" fo:text-indent="0cm" style:auto-text-indent="false"/>
      <style:text-properties fo:font-variant="normal" fo:text-transform="none" fo:color="#000000" style:font-name="Verdana" fo:font-size="12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565555" fo:letter-spacing="normal"/>
    </style:style>
    <style:style style:name="P7" style:family="paragraph" style:parent-style-name="Text_20_body">
      <style:paragraph-properties fo:margin-left="0cm" fo:margin-right="0cm" fo:text-indent="0cm" style:auto-text-indent="false"/>
      <style:text-properties fo:font-variant="normal" fo:text-transform="none" fo:color="#565555" style:font-name="Lucida Grande" fo:font-size="9.75pt" fo:letter-spacing="normal" fo:font-style="normal" fo:font-weight="normal"/>
    </style:style>
    <style:style style:name="P8" style:family="paragraph" style:parent-style-name="Text_20_body">
      <style:paragraph-properties fo:margin-left="0cm" fo:margin-right="0cm" style:line-height-at-least="0.529cm" fo:text-indent="0cm" style:auto-text-indent="false"/>
      <style:text-properties fo:font-variant="normal" fo:text-transform="none" fo:color="#565555" style:font-name="Lucida Grande" fo:font-size="9.75pt" fo:letter-spacing="normal" fo:font-style="normal" fo:font-weight="normal"/>
    </style:style>
    <style:style style:name="P9" style:family="paragraph" style:parent-style-name="Standard">
      <style:paragraph-properties fo:text-align="center" style:justify-single-word="false"/>
      <style:text-properties style:font-name="Arial Black" fo:font-size="14pt" style:text-underline-style="solid" style:text-underline-width="auto" style:text-underline-color="font-color" officeooo:rsid="0015a836" officeooo:paragraph-rsid="0015a836" style:font-size-asian="14pt" style:font-size-complex="14pt"/>
    </style:style>
    <style:style style:name="P10" style:family="paragraph" style:parent-style-name="Standard">
      <style:paragraph-properties fo:text-align="start" style:justify-single-word="false"/>
      <style:text-properties style:font-name="Arial Black" fo:font-size="14pt" style:text-underline-style="solid" style:text-underline-width="auto" style:text-underline-color="font-color" officeooo:rsid="0015a836" officeooo:paragraph-rsid="0015a836" style:font-size-asian="14pt" style:font-size-complex="14pt"/>
    </style:style>
    <style:style style:name="P11" style:family="paragraph" style:parent-style-name="Standard">
      <style:paragraph-properties fo:text-align="center" style:justify-single-word="false"/>
      <style:text-properties fo:font-variant="normal" fo:text-transform="none" fo:color="#000000" style:font-name="Arial1" fo:font-size="10.5pt" fo:letter-spacing="normal" fo:font-style="normal" style:text-underline-style="solid" style:text-underline-width="auto" style:text-underline-color="font-color" fo:font-weight="normal" officeooo:rsid="0015a836" officeooo:paragraph-rsid="0015a836" style:font-size-asian="14pt" style:font-size-complex="14pt"/>
    </style:style>
    <style:style style:name="P12" style:family="paragraph" style:parent-style-name="Text_20_body">
      <style:paragraph-properties fo:text-align="start" style:justify-single-word="false"/>
      <style:text-properties fo:font-variant="normal" fo:text-transform="none" fo:color="#000000" style:font-name="Arial1" fo:font-size="10.5pt" fo:letter-spacing="normal" fo:font-style="normal" style:text-underline-style="solid" style:text-underline-width="auto" style:text-underline-color="font-color" fo:font-weight="normal" officeooo:rsid="0015a836" officeooo:paragraph-rsid="0015a836" style:font-size-asian="14pt" style:font-size-complex="14pt"/>
    </style:style>
    <style:style style:name="P13" style:family="paragraph" style:parent-style-name="Text_20_body">
      <style:paragraph-properties fo:margin-left="0cm" fo:margin-right="0cm" style:line-height-at-least="0.503cm" fo:text-indent="0cm" style:auto-text-indent="false"/>
      <style:text-properties fo:font-variant="normal" fo:text-transform="none" fo:color="#000000" style:font-name="Arial1" fo:font-size="10.5pt" fo:letter-spacing="normal" fo:font-style="normal" fo:font-weight="normal"/>
    </style:style>
    <style:style style:name="P14" style:family="paragraph" style:parent-style-name="Text_20_body">
      <style:paragraph-properties fo:margin-left="0cm" fo:margin-right="0cm" style:line-height-at-least="0.503cm" fo:text-indent="0cm" style:auto-text-indent="false"/>
      <style:text-properties fo:font-variant="normal" fo:text-transform="none" fo:color="#000000" fo:letter-spacing="normal"/>
    </style:style>
    <style:style style:name="T1" style:family="text">
      <style:text-properties style:font-name="Arial1" fo:font-size="10.5pt" fo:font-style="normal" fo:font-weight="normal"/>
    </style:style>
    <style:style style:name="T2" style:family="text">
      <style:text-properties fo:font-variant="normal" fo:text-transform="none" fo:color="#000000" style:font-name="Arial1" fo:font-size="10.5pt" fo:letter-spacing="normal" fo:font-style="normal"/>
    </style:style>
    <style:style style:name="T3" style:family="text">
      <style:text-properties fo:font-variant="normal" fo:text-transform="none" fo:color="#000000" style:font-name="Arial1" fo:font-size="10.5pt" fo:letter-spacing="normal" fo:font-style="normal" fo:font-weight="normal"/>
    </style:style>
    <style:style style:name="T4" style:family="text">
      <style:text-properties style:font-name="Verdana" fo:font-size="12pt" fo:font-style="normal" fo:font-weight="normal"/>
    </style:style>
    <style:style style:name="T5" style:family="text">
      <style:text-properties fo:color="#000000"/>
    </style:style>
    <style:style style:name="T6" style:family="text">
      <style:text-properties fo:color="#000000" style:font-name="Verdana" fo:font-size="12pt"/>
    </style:style>
    <style:style style:name="T7" style:family="text">
      <style:text-properties fo:color="#000000" style:font-name="Symbol" fo:font-size="12pt"/>
    </style:style>
    <style:style style:name="T8" style:family="text">
      <style:text-properties style:font-name="Symbol"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a xlink:type="simple" xlink:href="http://mitecnologico.com/igestion/Main/AnalisisDelProtocoloDeInvestigacion"><text:span text:style-name="Strong_20_Emphasis"><text:span text:style-name="T2">Analisis del protocolo de investigacion</text:span></text:span></text:a><text:span text:style-name="T3">.</text:span></text:p>
      <text:p text:style-name="P9"/>
      <text:p text:style-name="P11">1.1 Protocolo del Taller de Investigación I</text:p>
      <text:p text:style-name="P13">En el marco de la realización del curso, todos los estudiantes son necesarios para presentar su protocolo de investigación para su aprobación al gran grupo de profesores y Comité de Vigilancia.</text:p>
      <text:p text:style-name="P13">Los siguientes son algunos consejos y sugerencias que le ayudarán a presentar su protocolo de investigación de una manera efectiva. Presentaciones de Investigación de protocolo describen el trabajo en progreso. Sin embargo, es necesario tener en cuenta que se necesita para estar bien organizado con antelación en lugar de “compuesto” en el acto. Tú no puedes pensar como informes sobre el proceso de investigación.</text:p>
      <text:p text:style-name="P13">Para hacer de cada presentación una experiencia constructiva e interesante, que hay que tener en cuenta del proyecto, su originalidad y significado.</text:p>
      <text:p text:style-name="P14">• <text:span text:style-name="T1">Usted tiene que introduce el título de su trabajo. Además, es necesario explicar por qué ha elegido él.</text:span></text:p>
      <text:p text:style-name="P14">• <text:span text:style-name="T1">Después de esto, se escribe el tema y una lista de las preguntas concretas que se van a responder en el curso de su proyecto de estudio.</text:span></text:p>
      <text:p text:style-name="P14">• <text:span text:style-name="T1">Aclarar por qué cree que la importancia de estas preguntas. Usted tiene que explicar el sombrero w hace que su estudio significativo.</text:span></text:p>
      <text:p text:style-name="P14">• <text:span text:style-name="T1">Coloque el sujeto en el contexto de la información secundaria que no.</text:span></text:p>
      <text:p text:style-name="P14">• <text:span text:style-name="T1">Se puede mencionar los artículos de especial importancia o libros que apoyan o contribuyen en su estudio.</text:span></text:p>
      <text:p text:style-name="P14">• <text:span text:style-name="T1">¿Qué temas y las preguntas se puso de relieve en esta investigación?</text:span></text:p>
      <text:p text:style-name="P14">• <text:span text:style-name="T1">¿Cómo es su enfoque diferente o similar a otros trabajos sobre este tema?</text:span></text:p>
      <text:p text:style-name="P13">Encuentro de las Fuentes</text:p>
      <text:p text:style-name="P14">• <text:span text:style-name="T1">En este caso, es necesario especificar las fuentes primarias que está utilizando.</text:span></text:p>
      <text:p text:style-name="P14">• <text:span text:style-name="T1">Explicar los tipos w sombrero de las fuentes se que les gusta la literatura creativa o documentos gubernamentales, memorias, diarios, documentos de la organización, cartas, películas, datos estadísticos, fotografías, mapas o cualquier otra cosa.</text:span></text:p>
      <text:p text:style-name="P14">• <text:span text:style-name="T1">Aclarar por qué se han seleccionado las fuentes?</text:span></text:p>
      <text:p text:style-name="P14">• <text:span text:style-name="T1">Explique Cómo estas fuentes particulares le ayudará a responder las preguntas de investigación formuladas</text:span></text:p>
      <text:p text:style-name="P14">• <text:span text:style-name="T1">Aclarar si el proceso de investigación hasta el momento ha causado a refinar o alterar cualquiera de sus preguntas iniciales.</text:span></text:p>
      <text:p text:style-name="P14">• <text:span text:style-name="T1">¿Hay limitaciones específicas, los beneficios y desafíos relacionado con las fuentes que nos está haciendo de correo? es sí, entonces ¿qué son?</text:span></text:p>
      <text:p text:style-name="P14">• <text:span text:style-name="T1">¿Cómo se va a orgnizar su proceso de investigación? - Los materiales de investigación, notas o bibliografía.</text:span></text:p>
      <text:p text:style-name="P13">Sus hallazgos,</text:p>
      <text:p text:style-name="P14">• <text:span text:style-name="T1">Resumen de los argumentos y conclusiones importantes.</text:span></text:p>
      <text:p text:style-name="P14"><text:soft-page-break/>• <text:span text:style-name="T1">¿Cuáles son las respuestas provisionales a las preguntas de investigación formuladas?</text:span></text:p>
      <text:p text:style-name="P14">• <text:span text:style-name="T1">¿Se corrobora lo que cuenta antes de realizar la investigación, o no?</text:span></text:p>
      <text:p text:style-name="P14">• <text:span text:style-name="T1">¿Cuál sistema de gestion está planeando para el papel?</text:span></text:p>
      <text:p text:style-name="P14">• <text:span text:style-name="T1">¿Cómo se habria planeado el documento?</text:span></text:p>
      <text:p text:style-name="P14">• <text:span text:style-name="T1">¿Por qué se va a utilizar de esta manera y por qué no de algúna otro?</text:span></text:p>
      <text:p text:style-name="P13">Estas son algunos tips finales para ti:</text:p>
      <text:p text:style-name="P13">1. Conozca su tema y el tema a fondo.</text:p>
      <text:p text:style-name="P13">2. Esté preparado tanto física como mentalmente para su presentación.</text:p>
      <text:p text:style-name="P13">3. Haga la investigación cuidadosa antes de comenzar la presentación.</text:p>
      <text:p text:style-name="P13">4. Practique su presentación. En general, usted puede hacer esto en frente de su espejo. Esto le ayudará a mejorar tus habilidades como se puede observar su lenguaje corporal durante la presentación.</text:p>
      <text:p text:style-name="P13">5. Mantenga contacto visual con la audiencia.</text:p>
      <text:p text:style-name="P13">6. Mantenga la calma y tener confianza. Respire profundamente antes de comenzar su presentación.</text:p>
      <text:p text:style-name="P13">7. Tenga tiempo para preguntas</text:p>
      <text:p text:style-name="P13">8. Piense en la audiencia preguntas puede preguntarle acerca de su tema. Esté preparado con respuestas para ellas.</text:p>
      <text:p text:style-name="P13">9. Mantenga su introducción fuerte y corto. Público quiere saber quién es usted.</text:p>
      <text:p text:style-name="P13">Mantenga su presentación constante y pausa lenta. Cuando cada vez que necesita para tomar un respiro. Dale algo de tiempo para su público para absorber las cosas que está diciendo. Broma, la sonrisa y la risa en su caso. Usted puede agregar un poco de humor para hacer su presentación más interesante, pero asegúrese de no más de hacer él.</text:p>
      <text:p text:style-name="P13">La presentación debe estar entre 20 a 30 minutos. Usted puede organizar su presentación para incluir • Breve reseña del tema (5 min)</text:p>
      <text:p text:style-name="P14">• <text:span text:style-name="T1">Las hipótesis, los objetivos y preguntas de investigación (2 min)</text:span></text:p>
      <text:p text:style-name="P14">• <text:span text:style-name="T1">Las medidas, métodos de recopilación de datos, diseño del estudio (8–10 min)</text:span></text:p>
      <text:p text:style-name="P14">• <text:span text:style-name="T1">El análisis propuesto, las estimaciones de tamaño de la muestra (5–7 min)</text:span></text:p>
      <text:p text:style-name="P14">• <text:span text:style-name="T1">Cronología de los problemas de cumplimiento y posibles (3–5 min).</text:span></text:p>
      <text:p text:style-name="P10"/>
      <text:p text:style-name="P12">1.2 Estructura del protocolo.</text:p>
      <text:p text:style-name="P13">El protocolo de investigación es una parte importante de un proyecto de investigación. Un protocolo viable y bien escrito le ayudará a formalizar sus ideas. Esto también hará que sea fácil para usted para obtener retroalimentación de los demás por medio de la revisión por pares. Además, un protocolo bien escrito contribuye sus aplicaciones a la investigación y los comités de ética de gobierno y organismos de financiación. Además de esto, s actúan como un manual para los miembros del equipo de investigación. Esto se asegura de que se adhieren a los métodos descritos. Debido a que su estudio se pone en marcha, el protocolo puede ser utilizado para monitorear el progreso del estudio y evaluar sus resultados. El <text:soft-page-break/>protocolo también promueve al lector a pensar sobre la investigación a fondo. También desempeñan un papel importante de los medios de comunicación entre todas las personas involucradas.</text:p>
      <text:p text:style-name="P13">Antes de iniciar el protocolo de investigación debe pensar-</text:p>
      <text:p text:style-name="P14">• <text:span text:style-name="T1">Investigación de la pregunta</text:span></text:p>
      <text:p text:style-name="P14">• <text:span text:style-name="T1">¿Por qué importa la pregunta de investigacion?</text:span></text:p>
      <text:p text:style-name="P14">• <text:span text:style-name="T1">¿Qué métodos va a utilizar para hacer frente a la pregunta?</text:span></text:p>
      <text:p text:style-name="P14">• <text:span text:style-name="T1">Importancia de la actividad de usuarios de los servicios</text:span></text:p>
      <text:p text:style-name="P14">• <text:span text:style-name="T1">¿La pregunta de investigación es clara?</text:span></text:p>
      <text:p text:style-name="P14">• <text:span text:style-name="T1">¿Ha seleccionado los métodos apropiados de investigación?</text:span></text:p>
      <text:p text:style-name="P13">No existe un protocolo estándar como tal. Puede variar según cada tema. Vamos a echar un vistazo a L a estructura de un protocolo de investigación que le ayudará a desarrollar el protocolo de investigación en la forma más fácil, más rápido y eficaz.</text:p>
      <text:p text:style-name="P13">Título: El título claramente debe apuntar hacia el estudio. Puede ser una descripción breve pero clara del diseño de la investigación y los objetivos.</text:p>
      <text:p text:style-name="P13">Investigador o detalles investigador @ s de contacto: es esencial para nombrar el cuerpo e muy, que ha contribuido en el estudio con detalles t heredero de contacto.</text:p>
      <text:p text:style-name="P13">Resumen / Abstracto: hay que resumir los objetivos o propósitos de la investigación y proporcionar un breve resumen de los métodos y el diseño.</text:p>
      <text:p text:style-name="P13">Introducción / Antecedentes: Este debe describir los antecedentes del problema de investigación, junto con una revisión crítica de la literatura existente o conocimiento. Puede contener tanto el trabajo de la ONU publicado y se publican en su área. También es esencial para identificar las lagunas en su caso en la evidencia, ya que contribuye en el avance del conocimiento en este campo. Hipótesis de investigación deben ser incluidas en esta sección, . También puede incluir una explicación por la que han llevado a cabo este trabajo.</text:p>
      <text:p text:style-name="P13">Metas y Objetivos: aquí es necesario o resaltar objetivos precisos y concisos y objetivos.</text:p>
      <text:p text:style-name="P13">Diseño del estudio y métodos:</text:p>
      <text:p text:style-name="P13">Aquí es necesario pensar en</text:p>
      <text:p text:style-name="P14">• <text:span text:style-name="T1">El estudio esta en diseño de que es más preciso para responder a la pregunta de investigación en particular.</text:span></text:p>
      <text:p text:style-name="P14">• <text:span text:style-name="T1">Cuando su investigación se llevará a cabo?</text:span></text:p>
      <text:p text:style-name="P14">• <text:span text:style-name="T1">Método de s de la evaluación o medición</text:span></text:p>
      <text:p text:style-name="P14">• <text:span text:style-name="T1">Objetivos de resultados o medidas</text:span></text:p>
      <text:p text:style-name="P14">• <text:span text:style-name="T1">Intervenciones</text:span></text:p>
      <text:p text:style-name="P13">Recolección de Datos, Gestión y Análisis</text:p>
      <text:p text:style-name="P13">Aquí usted tiene que explicar de cómo va a recopilar los datos necesarios y gestionados. Debe especificar l método de análisis de datos. Esto puede incluir -</text:p>
      <text:p text:style-name="P14"><text:soft-page-break/>• <text:span text:style-name="T1">Métodos de entrada de datos</text:span></text:p>
      <text:p text:style-name="P14">• <text:span text:style-name="T1">Plan de análisis de datos con el análisis de supuestos</text:span></text:p>
      <text:p text:style-name="P14">• <text:span text:style-name="T1">Datos paquete de análisis</text:span></text:p>
      <text:p text:style-name="P14">• <text:span text:style-name="T1">De datos de resúmenes de resultados, junto con presentación de los cambios demográficos</text:span></text:p>
      <text:p text:style-name="P14">• <text:span text:style-name="T1">Planificación de la presentación de datos</text:span></text:p>
      <text:p text:style-name="P13">Las cuestiones éticas y estudio de Administración</text:p>
      <text:p text:style-name="P13">Recursos necesarios: aquí se necesita para esbozar el horario o calendario de la investigación junto con los gastos incluidos.</text:p>
      <text:p text:style-name="P13">Estudio del Plan: puede incluir un plan de estudio que hará el papel de diagrama de flujo de corto o un resumen de todo estudio procedimientos, lo que puede ser también útil para incluir información de los participantes y los formularios de consentimiento en los apéndices.</text:p>
      <text:p text:style-name="P13">Supervisión: Si procede, el protocolo debería nombrar a todos los que contribuirán a la supervisión del proyecto de investigación.</text:p>
      <text:p text:style-name="P13">Resultados y Difusión, aquí usted tiene que incluir los resultados del estudio y la forma en que se pondrá a disposición de los demás. Mencione si desea presentar o publicar los resultados.</text:p>
      <text:p text:style-name="P13">1.3 Fuentes de referencia</text:p>
      <text:p text:style-name="P13">Las necesidades y requerimientos de investigación puede variar con el correo muy papel, proyecto o tarea. Es cierto que no hay una única manera “perfecta” para llevar a cabo investigaciones, las habilidades y métodos particulares pueden hacer que sus esfuerzos de estudio más eficaces y eficientes. Se trata de</text:p>
      <text:p text:style-name="P14">• <text:span text:style-name="T1">selección y desarrollo de un tema de estudio</text:span></text:p>
      <text:p text:style-name="P14">• <text:span text:style-name="T1">Búsqueda de artículos, libros y otras cosas</text:span></text:p>
      <text:p text:style-name="P14">• <text:span text:style-name="T1">Evaluacion el de los recursos</text:span></text:p>
      <text:p text:style-name="P14">• <text:span text:style-name="T1">Citando fuentes de referencia</text:span></text:p>
      <text:p text:style-name="P13">Selección y desarrollo de un tema de investigación, es un paso muy importante en la investigación. Estas son algunas consideraciones que le ayudarán a encontrar un tema.</text:p>
      <text:p text:style-name="P13">o Usted puede discutir sus ideas o nociones con los instructores del curso.</text:p>
      <text:p text:style-name="P13">o Un bibliotecario de referencia puede ayudarle en sus ideas.</text:p>
      <text:p text:style-name="P13">o Echa un vistazo a los títulos de los artículos y el índice de una enciclopedia en particular que abarca un tema relacionado con la disciplina o área.</text:p>
      <text:p text:style-name="P14"> <text:span text:style-name="T1">Reconociendo un tema</text:span></text:p>
      <text:p text:style-name="P13">Hay que indicar idea de su tema como una cuestión. Aquí es necesario reconocer las palabras o conceptos importantes en su pregunta. Trate de concentrarse en los términos de búsqueda posibles.</text:p>
      <text:p text:style-name="P13">Probando el tema - Antes de comprometerse con un tema en particular para su investigación, debe realizar un análisis para asegurar que el sujeto no está totalmente cubierto en otro artículo. Aquí, usted también necesita asegurarse de que no hay información suficiente disponible para complur el proyecto de estudio.</text:p>
      <text:p text:style-name="P13">En el caso, se están dando demasiados detalles o información de demasiadas fuentes, entonces usted <text:soft-page-break/>tiene que reducir su tema. Por el contrario, si f ncontrar muy poca información sugiere que la ampliación de su objeto, haciendo uso de términos más generales en su caza.</text:p>
      <text:p text:style-name="P13">Cuando se trata de encontrar la información de fondo, usted tiene que identificar las palabras clave principales y el tema para su investigación. Estas fuentes le ayudará a conocer el marco más amplio de su estudio y le informará, en términos generales lo que se identifica con respecto a su tema. Se le dará una noción o idea de qué tipo y qué cantidad de información se puede obtener en un tema específico.</text:p>
      <text:p text:style-name="P14">• <text:span text:style-name="T1">Diccionarios o enciclopedias-Usted puede obtener temas específicos diccionarios y enciclopedias pidiendo a un bibliotecario de referencia o hacer uso del Catálogo de la Biblioteca de CU. También es posible consultar las referencias en línea como Wikipedia.</text:span></text:p>
      <text:p text:style-name="P14">• <text:span text:style-name="T1">Utilice las bibliografías: encontraréis artículos académicos, que proporcionan una visión general de estudio en campos particulares. Recuerde, las fuentes de referencia citados en la bibliografía puede ser buen punto de partida para el conocimiento ción adicional.</text:span></text:p>
      <text:p text:style-name="P13">Usted puede comprobar fuera de los epígrafes que se enumeran en el asunto de las revistas en línea y libros. Usted puede encontrar otros materiales, libros o artículos, música, materiales de audio y video, bases de datos, imágenes y tesis doctorales, etc</text:p>
      <text:p text:style-name="P13">Durante el uso de un artículo, libro, página web o un informe de su investigación, es esencial para evaluar qué tan confiable es la fuente.  ¿Cómo distinguir las publicaciones no-académicos de las publicaciones académicas (ponencias y artículos)</text:p>
      <text:p text:style-name="P13">Revistas y periódicos pueden ser importantes fuentes de información más actualizada en casi todas las disciplinas.</text:p>
      <text:p text:style-name="P14">• <text:span text:style-name="T1">En general, las revistas científicas tienen una mirada seria y sobria. Se incluyen muchos gráficos o gráficos con imágenes emocionantes o pocas páginas brillantes.</text:span></text:p>
      <text:p text:style-name="P14">• <text:span text:style-name="T1">Las bibliografías o notas al pie se puede utilizar para citar las fuentes en revistas especializadas</text:span></text:p>
      <text:p text:style-name="P14">• <text:span text:style-name="T1">Investigadores o graduados tambien han hecho escritos que pueden probar ser utiles para otras personas.</text:span></text:p>
      <text:p text:style-name="P14">• <text:span text:style-name="T1">Los articulos tienen muchas veces mucho contenido pesado y muchas fotografias.</text:span></text:p>
      <text:p text:style-name="P13"/>
      <text:p text:style-name="P1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Arial1" svg:font-family="Arial, Helvetica, sans-serif"/>
    <style:font-face style:name="Lucida Console" svg:font-family="'Lucida Console', 'Andale Mono', 'Courier New', Courier, monospace"/>
    <style:font-face style:name="Lucida Grande" svg:font-family="'Lucida Grande', 'Lucida Sans Unicode', Arial, sans-serif"/>
    <style:font-face style:name="Verdana" svg:font-family="Verdana, sans-serif"/>
    <style:font-face style:name="verdana" svg:font-family="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4:14:23.040814154</meta:creation-date>
    <dc:date>2015-03-02T20:22:48.581079989</dc:date>
    <meta:editing-duration>P0D</meta:editing-duration>
    <meta:editing-cycles>4</meta:editing-cycles>
    <meta:generator>LibreOffice/4.2.7.2$Linux_X86_64 LibreOffice_project/420m0$Build-2</meta:generator>
    <meta:document-statistic meta:table-count="0" meta:image-count="0" meta:object-count="0" meta:page-count="5" meta:paragraph-count="101" meta:word-count="2007" meta:character-count="12233" meta:non-whitespace-character-count="10330"/>
  </office:meta>
</office:document-meta>
</file>